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0.9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ut1" table:style-name="ta1">
        <table:shapes>
          <draw:frame draw:z-index="0" draw:style-name="gr1" draw:text-style-name="P1" svg:width="8.6157in" svg:height="2.2063in" svg:x="5.4524in" svg:y="1.1713in">
            <draw:object draw:notify-on-update-of-ranges="out1.A2:out1.A169 out1.A2:out1.A169 out1.B1:out1.B1 out1.B2:out1.B169 out1.A2:out1.A169 out1.C1:out1.C1 out1.C2:out1.C16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6067in" svg:height="2.1512in" svg:x="5.4713in" svg:y="3.5642in">
            <draw:object draw:notify-on-update-of-ranges="out1.E2:out1.E196 out1.E2:out1.E196 out1.F1:out1.F1 out1.F2:out1.F196 out1.E2:out1.E196 out1.G1:out1.G1 out1.G2:out1.G19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pc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.28" calcext:value-type="float">
            <text:p>1.28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.92" calcext:value-type="float">
            <text:p>1.92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2.56" calcext:value-type="float">
            <text:p>2.56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3.84" calcext:value-type="float">
            <text:p>3.84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4.48" calcext:value-type="float">
            <text:p>4.48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.12" calcext:value-type="float">
            <text:p>5.12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.76" calcext:value-type="float">
            <text:p>5.76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6.4" calcext:value-type="float">
            <text:p>6.4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7.04" calcext:value-type="float">
            <text:p>7.04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7.68" calcext:value-type="float">
            <text:p>7.68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8.32" calcext:value-type="float">
            <text:p>8.32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8.96" calcext:value-type="float">
            <text:p>8.96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9.6" calcext:value-type="float">
            <text:p>9.6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0.24" calcext:value-type="float">
            <text:p>10.24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0.88" calcext:value-type="float">
            <text:p>10.88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11.52" calcext:value-type="float">
            <text:p>11.52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2.16" calcext:value-type="float">
            <text:p>12.16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3.44" calcext:value-type="float">
            <text:p>13.44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14.08" calcext:value-type="float">
            <text:p>14.08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14.72" calcext:value-type="float">
            <text:p>14.72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15.36" calcext:value-type="float">
            <text:p>15.36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16.64" calcext:value-type="float">
            <text:p>16.64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7.28" calcext:value-type="float">
            <text:p>17.28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7.92" calcext:value-type="float">
            <text:p>17.92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8.56" calcext:value-type="float">
            <text:p>18.56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9.2" calcext:value-type="float">
            <text:p>19.2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9.84" calcext:value-type="float">
            <text:p>19.84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.48" calcext:value-type="float">
            <text:p>20.48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20.48" calcext:value-type="float">
            <text:p>20.48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21.12" calcext:value-type="float">
            <text:p>21.12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1.76" calcext:value-type="float">
            <text:p>21.76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22.4" calcext:value-type="float">
            <text:p>22.4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3.04" calcext:value-type="float">
            <text:p>23.04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23.68" calcext:value-type="float">
            <text:p>23.68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.32" calcext:value-type="float">
            <text:p>24.32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24.32" calcext:value-type="float">
            <text:p>24.32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24.96" calcext:value-type="float">
            <text:p>24.96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25.6" calcext:value-type="float">
            <text:p>25.6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26.24" calcext:value-type="float">
            <text:p>26.24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6.88" calcext:value-type="float">
            <text:p>26.8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26.88" calcext:value-type="float">
            <text:p>26.88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27.52" calcext:value-type="float">
            <text:p>27.52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8.16" calcext:value-type="float">
            <text:p>28.16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8.16" calcext:value-type="float">
            <text:p>28.16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28.8" calcext:value-type="float">
            <text:p>28.8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9.44" calcext:value-type="float">
            <text:p>29.4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29.44" calcext:value-type="float">
            <text:p>29.44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30.08" calcext:value-type="float">
            <text:p>30.08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.72" calcext:value-type="float">
            <text:p>30.72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30.72" calcext:value-type="float">
            <text:p>30.72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31.36" calcext:value-type="float">
            <text:p>31.36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.32" calcext:value-type="float">
            <text:p>32.32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32.64" calcext:value-type="float">
            <text:p>32.64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3.28" calcext:value-type="float">
            <text:p>33.2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.96" calcext:value-type="float">
            <text:p>32.9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3.92" calcext:value-type="float">
            <text:p>33.92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.28" calcext:value-type="float">
            <text:p>33.28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34.56" calcext:value-type="float">
            <text:p>34.56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35.2" calcext:value-type="float">
            <text:p>35.2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.92" calcext:value-type="float">
            <text:p>33.92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35.84" calcext:value-type="float">
            <text:p>35.84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.24" calcext:value-type="float">
            <text:p>34.24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6.48" calcext:value-type="float">
            <text:p>36.48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.88" calcext:value-type="float">
            <text:p>34.88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37.12" calcext:value-type="float">
            <text:p>37.12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5.52" calcext:value-type="float">
            <text:p>35.52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37.76" calcext:value-type="float">
            <text:p>37.76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6.16" calcext:value-type="float">
            <text:p>36.16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38.4" calcext:value-type="float">
            <text:p>38.4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39.04" calcext:value-type="float">
            <text:p>39.0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.44" calcext:value-type="float">
            <text:p>37.4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39.68" calcext:value-type="float">
            <text:p>39.68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.08" calcext:value-type="float">
            <text:p>38.08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40.32" calcext:value-type="float">
            <text:p>40.32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.72" calcext:value-type="float">
            <text:p>38.72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40.96" calcext:value-type="float">
            <text:p>40.9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.36" calcext:value-type="float">
            <text:p>39.36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41.6" calcext:value-type="float">
            <text:p>41.6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2.24" calcext:value-type="float">
            <text:p>42.24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.64" calcext:value-type="float">
            <text:p>40.64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42.88" calcext:value-type="float">
            <text:p>42.88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.28" calcext:value-type="float">
            <text:p>41.28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43.52" calcext:value-type="float">
            <text:p>43.5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1.92" calcext:value-type="float">
            <text:p>41.92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4.16" calcext:value-type="float">
            <text:p>44.16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2.56" calcext:value-type="float">
            <text:p>42.56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4.8" calcext:value-type="float">
            <text:p>44.8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45.44" calcext:value-type="float">
            <text:p>45.44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3.84" calcext:value-type="float">
            <text:p>43.84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6.08" calcext:value-type="float">
            <text:p>46.08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48" calcext:value-type="float">
            <text:p>44.48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46.72" calcext:value-type="float">
            <text:p>46.72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5.12" calcext:value-type="float">
            <text:p>45.12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7.36" calcext:value-type="float">
            <text:p>47.36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.76" calcext:value-type="float">
            <text:p>45.7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48.64" calcext:value-type="float">
            <text:p>48.64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.04" calcext:value-type="float">
            <text:p>47.04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49.28" calcext:value-type="float">
            <text:p>49.28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.32" calcext:value-type="float">
            <text:p>48.32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49.92" calcext:value-type="float">
            <text:p>49.92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.96" calcext:value-type="float">
            <text:p>48.9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0.56" calcext:value-type="float">
            <text:p>50.56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1.2" calcext:value-type="float">
            <text:p>51.2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0.24" calcext:value-type="float">
            <text:p>50.2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1.84" calcext:value-type="float">
            <text:p>51.84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0.88" calcext:value-type="float">
            <text:p>50.88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2.48" calcext:value-type="float">
            <text:p>52.48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.52" calcext:value-type="float">
            <text:p>51.52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3.12" calcext:value-type="float">
            <text:p>53.12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2.16" calcext:value-type="float">
            <text:p>52.16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3.76" calcext:value-type="float">
            <text:p>53.76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4.4" calcext:value-type="float">
            <text:p>54.4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.44" calcext:value-type="float">
            <text:p>53.4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55.04" calcext:value-type="float">
            <text:p>55.04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.08" calcext:value-type="float">
            <text:p>54.08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5.68" calcext:value-type="float">
            <text:p>55.68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4.72" calcext:value-type="float">
            <text:p>54.72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6.32" calcext:value-type="float">
            <text:p>56.32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.36" calcext:value-type="float">
            <text:p>55.36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6.96" calcext:value-type="float">
            <text:p>56.96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57.6" calcext:value-type="float">
            <text:p>57.6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6.64" calcext:value-type="float">
            <text:p>56.6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8.24" calcext:value-type="float">
            <text:p>58.24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.28" calcext:value-type="float">
            <text:p>57.2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58.88" calcext:value-type="float">
            <text:p>58.88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7.92" calcext:value-type="float">
            <text:p>57.92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9.52" calcext:value-type="float">
            <text:p>59.52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8.56" calcext:value-type="float">
            <text:p>58.5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60.16" calcext:value-type="float">
            <text:p>60.16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60.8" calcext:value-type="float">
            <text:p>60.8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.84" calcext:value-type="float">
            <text:p>59.84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61.44" calcext:value-type="float">
            <text:p>61.44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0.48" calcext:value-type="float">
            <text:p>60.48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62.08" calcext:value-type="float">
            <text:p>62.08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1.12" calcext:value-type="float">
            <text:p>61.12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62.72" calcext:value-type="float">
            <text:p>62.72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1.76" calcext:value-type="float">
            <text:p>61.76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63.36" calcext:value-type="float">
            <text:p>63.36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3.04" calcext:value-type="float">
            <text:p>63.04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64.64" calcext:value-type="float">
            <text:p>64.64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.68" calcext:value-type="float">
            <text:p>63.68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65.28" calcext:value-type="float">
            <text:p>65.28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4.32" calcext:value-type="float">
            <text:p>64.32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65.92" calcext:value-type="float">
            <text:p>65.92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4.96" calcext:value-type="float">
            <text:p>64.96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66.56" calcext:value-type="float">
            <text:p>66.56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67.2" calcext:value-type="float">
            <text:p>67.2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6.24" calcext:value-type="float">
            <text:p>66.24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67.84" calcext:value-type="float">
            <text:p>67.84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6.88" calcext:value-type="float">
            <text:p>66.88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8.48" calcext:value-type="float">
            <text:p>68.48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7.52" calcext:value-type="float">
            <text:p>67.52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69.12" calcext:value-type="float">
            <text:p>69.12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8.16" calcext:value-type="float">
            <text:p>68.1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69.76" calcext:value-type="float">
            <text:p>69.76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70.4" calcext:value-type="float">
            <text:p>70.4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9.44" calcext:value-type="float">
            <text:p>69.44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71.04" calcext:value-type="float">
            <text:p>71.04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0.08" calcext:value-type="float">
            <text:p>70.08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71.68" calcext:value-type="float">
            <text:p>71.68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0.72" calcext:value-type="float">
            <text:p>70.72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72.32" calcext:value-type="float">
            <text:p>72.32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.36" calcext:value-type="float">
            <text:p>71.3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72.96" calcext:value-type="float">
            <text:p>72.96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73.6" calcext:value-type="float">
            <text:p>73.6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2.64" calcext:value-type="float">
            <text:p>72.64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74.24" calcext:value-type="float">
            <text:p>74.24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3.28" calcext:value-type="float">
            <text:p>73.28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74.88" calcext:value-type="float">
            <text:p>74.88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3.92" calcext:value-type="float">
            <text:p>73.92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75.52" calcext:value-type="float">
            <text:p>75.52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4.56" calcext:value-type="float">
            <text:p>74.56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76.16" calcext:value-type="float">
            <text:p>76.16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76.8" calcext:value-type="float">
            <text:p>76.8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5.84" calcext:value-type="float">
            <text:p>75.84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77.44" calcext:value-type="float">
            <text:p>77.44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6.48" calcext:value-type="float">
            <text:p>76.48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78.08" calcext:value-type="float">
            <text:p>78.08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7.12" calcext:value-type="float">
            <text:p>77.12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78.72" calcext:value-type="float">
            <text:p>78.72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.76" calcext:value-type="float">
            <text:p>77.7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79.36" calcext:value-type="float">
            <text:p>79.36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9.04" calcext:value-type="float">
            <text:p>79.04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80.64" calcext:value-type="float">
            <text:p>80.64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9.68" calcext:value-type="float">
            <text:p>79.68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81.28" calcext:value-type="float">
            <text:p>81.28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0.32" calcext:value-type="float">
            <text:p>80.32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81.92" calcext:value-type="float">
            <text:p>81.92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0.96" calcext:value-type="float">
            <text:p>80.9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82.56" calcext:value-type="float">
            <text:p>82.56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1.6" calcext:value-type="float">
            <text:p>81.6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83.2" calcext:value-type="float">
            <text:p>83.2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2.24" calcext:value-type="float">
            <text:p>82.24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83.84" calcext:value-type="float">
            <text:p>83.84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2.88" calcext:value-type="float">
            <text:p>82.88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84.48" calcext:value-type="float">
            <text:p>84.48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3.52" calcext:value-type="float">
            <text:p>83.52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85.12" calcext:value-type="float">
            <text:p>85.12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4.16" calcext:value-type="float">
            <text:p>84.16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85.76" calcext:value-type="float">
            <text:p>85.76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86.4" calcext:value-type="float">
            <text:p>86.4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5.44" calcext:value-type="float">
            <text:p>85.4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87.04" calcext:value-type="float">
            <text:p>87.04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6.08" calcext:value-type="float">
            <text:p>86.08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87.68" calcext:value-type="float">
            <text:p>87.68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6.72" calcext:value-type="float">
            <text:p>86.72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88.32" calcext:value-type="float">
            <text:p>88.32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7.36" calcext:value-type="float">
            <text:p>87.36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88.96" calcext:value-type="float">
            <text:p>88.96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89.6" calcext:value-type="float">
            <text:p>89.6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8.64" calcext:value-type="float">
            <text:p>88.6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90.24" calcext:value-type="float">
            <text:p>90.24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9.28" calcext:value-type="float">
            <text:p>89.28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90.88" calcext:value-type="float">
            <text:p>90.88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9.92" calcext:value-type="float">
            <text:p>89.92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91.52" calcext:value-type="float">
            <text:p>91.52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0.56" calcext:value-type="float">
            <text:p>90.5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92.16" calcext:value-type="float">
            <text:p>92.16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1.2" calcext:value-type="float">
            <text:p>91.2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92.8" calcext:value-type="float">
            <text:p>92.8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.84" calcext:value-type="float">
            <text:p>91.84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93.44" calcext:value-type="float">
            <text:p>93.44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2.48" calcext:value-type="float">
            <text:p>92.48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94.08" calcext:value-type="float">
            <text:p>94.08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3.12" calcext:value-type="float">
            <text:p>93.12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94.72" calcext:value-type="float">
            <text:p>94.72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3.76" calcext:value-type="float">
            <text:p>93.76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95.36" calcext:value-type="float">
            <text:p>95.36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4.4" calcext:value-type="float">
            <text:p>94.4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5.04" calcext:value-type="float">
            <text:p>95.0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96.64" calcext:value-type="float">
            <text:p>96.64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5.68" calcext:value-type="float">
            <text:p>95.68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97.28" calcext:value-type="float">
            <text:p>97.28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6.32" calcext:value-type="float">
            <text:p>96.32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97.92" calcext:value-type="float">
            <text:p>97.92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.96" calcext:value-type="float">
            <text:p>96.96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98.56" calcext:value-type="float">
            <text:p>98.56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7.6" calcext:value-type="float">
            <text:p>97.6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99.2" calcext:value-type="float">
            <text:p>99.2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8.24" calcext:value-type="float">
            <text:p>98.24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99.84" calcext:value-type="float">
            <text:p>99.84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8.88" calcext:value-type="float">
            <text:p>98.88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9.52" calcext:value-type="float">
            <text:p>99.52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30.661" calcext:value-type="float">
            <text:p>30.66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31.2398" calcext:value-type="float">
            <text:p>31.239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2.3073" calcext:value-type="float">
            <text:p>32.307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1.8208" calcext:value-type="float">
            <text:p>31.820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2.6143" calcext:value-type="float">
            <text:p>32.61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2.4018" calcext:value-type="float">
            <text:p>32.401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2.9216" calcext:value-type="float">
            <text:p>32.921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2.9806" calcext:value-type="float">
            <text:p>32.980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3.2289" calcext:value-type="float">
            <text:p>33.228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33.5616" calcext:value-type="float">
            <text:p>33.561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3.5359" calcext:value-type="float">
            <text:p>33.535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4.1426" calcext:value-type="float">
            <text:p>34.14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3.8432" calcext:value-type="float">
            <text:p>33.843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4.7214" calcext:value-type="float">
            <text:p>34.72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4.1505" calcext:value-type="float">
            <text:p>34.150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5.3024" calcext:value-type="float">
            <text:p>35.302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4.4575" calcext:value-type="float">
            <text:p>34.457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5.8834" calcext:value-type="float">
            <text:p>35.883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4.7648" calcext:value-type="float">
            <text:p>34.764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6.4622" calcext:value-type="float">
            <text:p>36.462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4.88" calcext:value-type="float">
            <text:p>34.8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7.0432" calcext:value-type="float">
            <text:p>37.043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.6242" calcext:value-type="float">
            <text:p>37.624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.203" calcext:value-type="float">
            <text:p>38.2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.784" calcext:value-type="float">
            <text:p>38.78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.365" calcext:value-type="float">
            <text:p>39.36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.9438" calcext:value-type="float">
            <text:p>39.943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.5248" calcext:value-type="float">
            <text:p>40.524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.1058" calcext:value-type="float">
            <text:p>41.105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.6846" calcext:value-type="float">
            <text:p>41.684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.2656" calcext:value-type="float">
            <text:p>42.265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.8466" calcext:value-type="float">
            <text:p>42.846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.4254" calcext:value-type="float">
            <text:p>43.425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.0064" calcext:value-type="float">
            <text:p>44.006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.5874" calcext:value-type="float">
            <text:p>44.587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.1662" calcext:value-type="float">
            <text:p>45.166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.7472" calcext:value-type="float">
            <text:p>45.747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.3282" calcext:value-type="float">
            <text:p>46.328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.907" calcext:value-type="float">
            <text:p>46.90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.488" calcext:value-type="float">
            <text:p>47.48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.069" calcext:value-type="float">
            <text:p>48.06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.6478" calcext:value-type="float">
            <text:p>48.647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.2288" calcext:value-type="float">
            <text:p>49.228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.8098" calcext:value-type="float">
            <text:p>49.809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.3886" calcext:value-type="float">
            <text:p>50.388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.9696" calcext:value-type="float">
            <text:p>50.969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.5506" calcext:value-type="float">
            <text:p>51.550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.84" calcext:value-type="float">
            <text:p>51.84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07:04:59.758722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9T07:08:53.620315446</dc:date>
    <meta:editing-duration>PT34M7S</meta:editing-duration>
    <meta:editing-cycles>23</meta:editing-cycles>
    <meta:generator>LibreOffice/4.3.3.2$Linux_X86_64 LibreOffice_project/430m0$Build-2</meta:generator>
    <meta:document-statistic meta:table-count="1" meta:cell-count="7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color="#ffffff" fo:font-size="2pt" style:font-size-asian="10pt" style:font-size-complex="10pt"/>
    </style:style>
    <style:style style:name="ch5" style:family="chart">
      <style:graphic-properties svg:stroke-color="#eeeee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end"/>
      <style:graphic-properties svg:stroke-color="#b3b3b3"/>
      <style:text-properties fo:color="#ffffff" fo:font-size="2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885cm" svg:height="5.605cm" xlink:href=".." xlink:type="simple" chart:class="chart:scatter" chart:column-mapping="0 1" chart:style-name="ch1">
        <chart:legend svg:x="18.477cm" svg:y="2.28cm" style:legend-expansion="custom" chartooo:width="3.225cm" chartooo:height="1.096cm" style:legend-expansion-aspect-ratio="2.94251824817518" chart:style-name="ch2"/>
        <chart:plot-area chart:style-name="ch3" table:cell-range-address="out1.A1:out1.C169" chart:data-source-has-labels="both" svg:x="0.63cm" svg:y="0.111cm" svg:width="17.918cm" svg:height="5.529cm">
          <chartooo:coordinate-region svg:x="1.278cm" svg:y="0.31cm" svg:width="17.089cm" svg:height="5.131cm"/>
          <chart:axis chart:dimension="x" chart:name="primary-x" chart:style-name="ch4" chartooo:axis-type="auto">
            <chart:categories table:cell-range-address="out1.A2:out1.A169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grid chart:style-name="ch5" chart:class="major"/>
          </chart:axis>
          <chart:axis chart:dimension="y" chart:name="secondary-y" chart:style-name="ch6"/>
          <chart:series chart:attached-axis="primary-y" chart:style-name="ch8" chart:values-cell-range-address="out1.B2:out1.B169" chart:label-cell-address="out1.B1:out1.B1" chart:class="chart:scatter">
            <chart:domain table:cell-range-address="out1.A2:out1.A169"/>
            <chart:data-point chart:repeated="168"/>
          </chart:series>
          <chart:series chart:attached-axis="primary-y" chart:style-name="ch9" chart:values-cell-range-address="out1.C2:out1.C169" chart:label-cell-address="out1.C1:out1.C1" chart:class="chart:scatter">
            <chart:data-point chart:repeated="16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intenance</text:p>
                <draw:g>
                  <svg:desc>out1.B1:out1.B1</svg:desc>
                </draw:g>
              </table:table-cell>
              <table:table-cell office:value-type="string">
                <text:p>service</text:p>
                <draw:g>
                  <svg:desc>out1.C1:out1.C1</svg:desc>
                </draw:g>
              </table:table-cell>
            </table:table-row>
          </table:table-header-rows>
          <table:table-rows>
            <table:table-row>
              <table:table-cell office:value-type="float" office:value="1.28">
                <text:p/>
                <draw:g>
                  <svg:desc>out1.A2:out1.A169</svg:desc>
                </draw:g>
              </table:table-cell>
              <table:table-cell office:value-type="float" office:value="1.28">
                <text:p>1.28</text:p>
                <draw:g>
                  <svg:desc>out1.A2:out1.A169</svg:desc>
                </draw:g>
              </table:table-cell>
              <table:table-cell office:value-type="float" office:value="NaN">
                <text:p>NaN</text:p>
                <draw:g>
                  <svg:desc>out1.B2:out1.B169</svg:desc>
                </draw:g>
              </table:table-cell>
              <table:table-cell office:value-type="float" office:value="55">
                <text:p>55</text:p>
                <draw:g>
                  <svg:desc>out1.C2:out1.C169</svg:desc>
                </draw:g>
              </table:table-cell>
            </table:table-row>
            <table:table-row>
              <table:table-cell office:value-type="float" office:value="1.92">
                <text:p/>
              </table:table-cell>
              <table:table-cell office:value-type="float" office:value="1.92">
                <text:p>1.9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.56">
                <text:p/>
              </table:table-cell>
              <table:table-cell office:value-type="float" office:value="2.56">
                <text:p>2.56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.84">
                <text:p/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.48">
                <text:p/>
              </table:table-cell>
              <table:table-cell office:value-type="float" office:value="4.48">
                <text:p>4.48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.12">
                <text:p>10</text:p>
              </table:table-cell>
              <table:table-cell office:value-type="float" office:value="5.12">
                <text:p>5.12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.76">
                <text:p>10</text:p>
              </table:table-cell>
              <table:table-cell office:value-type="float" office:value="5.76">
                <text:p>5.76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7.04">
                <text:p>10</text:p>
              </table:table-cell>
              <table:table-cell office:value-type="float" office:value="7.04">
                <text:p>7.04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7.68">
                <text:p>10</text:p>
              </table:table-cell>
              <table:table-cell office:value-type="float" office:value="7.68">
                <text:p>7.68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8.32">
                <text:p>10</text:p>
              </table:table-cell>
              <table:table-cell office:value-type="float" office:value="8.32">
                <text:p>8.32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8.96">
                <text:p>10</text:p>
              </table:table-cell>
              <table:table-cell office:value-type="float" office:value="8.96">
                <text:p>8.96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.24">
                <text:p>10</text:p>
              </table:table-cell>
              <table:table-cell office:value-type="float" office:value="10.24">
                <text:p>10.24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.88">
                <text:p>10</text:p>
              </table:table-cell>
              <table:table-cell office:value-type="float" office:value="10.88">
                <text:p>10.88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.52">
                <text:p>10</text:p>
              </table:table-cell>
              <table:table-cell office:value-type="float" office:value="11.52">
                <text:p>11.52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2.16">
                <text:p>10</text:p>
              </table:table-cell>
              <table:table-cell office:value-type="float" office:value="12.16">
                <text:p>12.1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13.44">
                <text:p>13.44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4.08">
                <text:p>10</text:p>
              </table:table-cell>
              <table:table-cell office:value-type="float" office:value="14.08">
                <text:p>14.08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4.72">
                <text:p>10</text:p>
              </table:table-cell>
              <table:table-cell office:value-type="float" office:value="14.72">
                <text:p>14.72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5.36">
                <text:p>20</text:p>
              </table:table-cell>
              <table:table-cell office:value-type="float" office:value="15.36">
                <text:p>15.36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6.64">
                <text:p>20</text:p>
              </table:table-cell>
              <table:table-cell office:value-type="float" office:value="16.64">
                <text:p>16.6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7.28">
                <text:p>20</text:p>
              </table:table-cell>
              <table:table-cell office:value-type="float" office:value="17.28">
                <text:p>17.28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7.92">
                <text:p>20</text:p>
              </table:table-cell>
              <table:table-cell office:value-type="float" office:value="17.92">
                <text:p>17.92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8.56">
                <text:p>20</text:p>
              </table:table-cell>
              <table:table-cell office:value-type="float" office:value="18.56">
                <text:p>18.56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9.84">
                <text:p>20</text:p>
              </table:table-cell>
              <table:table-cell office:value-type="float" office:value="19.84">
                <text:p>19.84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0.48">
                <text:p>20</text:p>
              </table:table-cell>
              <table:table-cell office:value-type="float" office:value="20.48">
                <text:p>20.48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1.12">
                <text:p>20</text:p>
              </table:table-cell>
              <table:table-cell office:value-type="float" office:value="21.12">
                <text:p>21.12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1.76">
                <text:p>20</text:p>
              </table:table-cell>
              <table:table-cell office:value-type="float" office:value="21.76">
                <text:p>21.76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3.04">
                <text:p>20</text:p>
              </table:table-cell>
              <table:table-cell office:value-type="float" office:value="23.04">
                <text:p>23.04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3.68">
                <text:p>20</text:p>
              </table:table-cell>
              <table:table-cell office:value-type="float" office:value="23.68">
                <text:p>23.68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4.32">
                <text:p>20</text:p>
              </table:table-cell>
              <table:table-cell office:value-type="float" office:value="24.32">
                <text:p>24.32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4.96">
                <text:p>20</text:p>
              </table:table-cell>
              <table:table-cell office:value-type="float" office:value="24.96">
                <text:p>24.96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25.6">
                <text:p>25.6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6.24">
                <text:p>30</text:p>
              </table:table-cell>
              <table:table-cell office:value-type="float" office:value="26.24">
                <text:p>26.24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6.88">
                <text:p>30</text:p>
              </table:table-cell>
              <table:table-cell office:value-type="float" office:value="26.88">
                <text:p>26.88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7.52">
                <text:p>30</text:p>
              </table:table-cell>
              <table:table-cell office:value-type="float" office:value="27.52">
                <text:p>27.52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8.16">
                <text:p>30</text:p>
              </table:table-cell>
              <table:table-cell office:value-type="float" office:value="28.16">
                <text:p>28.16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28.8">
                <text:p>28.8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9.44">
                <text:p>30</text:p>
              </table:table-cell>
              <table:table-cell office:value-type="float" office:value="29.44">
                <text:p>29.44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30.08">
                <text:p>30</text:p>
              </table:table-cell>
              <table:table-cell office:value-type="float" office:value="30.08">
                <text:p>30.08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30.72">
                <text:p>30</text:p>
              </table:table-cell>
              <table:table-cell office:value-type="float" office:value="30.72">
                <text:p>30.72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1.36">
                <text:p>30</text:p>
              </table:table-cell>
              <table:table-cell office:value-type="float" office:value="31.36">
                <text:p>31.36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2.32">
                <text:p>30</text:p>
              </table:table-cell>
              <table:table-cell office:value-type="float" office:value="32.32">
                <text:p>32.32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2.64">
                <text:p>30</text:p>
              </table:table-cell>
              <table:table-cell office:value-type="float" office:value="32.64">
                <text:p>32.64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2.96">
                <text:p>30</text:p>
              </table:table-cell>
              <table:table-cell office:value-type="float" office:value="32.96">
                <text:p>32.9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3.28">
                <text:p>30</text:p>
              </table:table-cell>
              <table:table-cell office:value-type="float" office:value="33.28">
                <text:p>33.28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33.6">
                <text:p>33.6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3.92">
                <text:p>30</text:p>
              </table:table-cell>
              <table:table-cell office:value-type="float" office:value="33.92">
                <text:p>33.92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4.24">
                <text:p>30</text:p>
              </table:table-cell>
              <table:table-cell office:value-type="float" office:value="34.24">
                <text:p>34.24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4.88">
                <text:p>30</text:p>
              </table:table-cell>
              <table:table-cell office:value-type="float" office:value="34.88">
                <text:p>34.88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5.52">
                <text:p>40</text:p>
              </table:table-cell>
              <table:table-cell office:value-type="float" office:value="35.52">
                <text:p>35.52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6.16">
                <text:p>40</text:p>
              </table:table-cell>
              <table:table-cell office:value-type="float" office:value="36.16">
                <text:p>36.16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6.8">
                <text:p>40</text:p>
              </table:table-cell>
              <table:table-cell office:value-type="float" office:value="36.8">
                <text:p>36.8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37.44">
                <text:p>40</text:p>
              </table:table-cell>
              <table:table-cell office:value-type="float" office:value="37.44">
                <text:p>37.44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8.08">
                <text:p>40</text:p>
              </table:table-cell>
              <table:table-cell office:value-type="float" office:value="38.08">
                <text:p>38.08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8.72">
                <text:p>40</text:p>
              </table:table-cell>
              <table:table-cell office:value-type="float" office:value="38.72">
                <text:p>38.72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9.36">
                <text:p>40</text:p>
              </table:table-cell>
              <table:table-cell office:value-type="float" office:value="39.36">
                <text:p>39.36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.64">
                <text:p>40</text:p>
              </table:table-cell>
              <table:table-cell office:value-type="float" office:value="40.64">
                <text:p>40.64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.28">
                <text:p>40</text:p>
              </table:table-cell>
              <table:table-cell office:value-type="float" office:value="41.28">
                <text:p>41.28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.92">
                <text:p>40</text:p>
              </table:table-cell>
              <table:table-cell office:value-type="float" office:value="41.92">
                <text:p>41.9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.56">
                <text:p>40</text:p>
              </table:table-cell>
              <table:table-cell office:value-type="float" office:value="42.56">
                <text:p>42.56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.2">
                <text:p>40</text:p>
              </table:table-cell>
              <table:table-cell office:value-type="float" office:value="43.2">
                <text:p>43.2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.84">
                <text:p>40</text:p>
              </table:table-cell>
              <table:table-cell office:value-type="float" office:value="43.84">
                <text:p>43.84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.48">
                <text:p>40</text:p>
              </table:table-cell>
              <table:table-cell office:value-type="float" office:value="44.48">
                <text:p>44.48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5.12">
                <text:p>50</text:p>
              </table:table-cell>
              <table:table-cell office:value-type="float" office:value="45.12">
                <text:p>45.1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5.76">
                <text:p>50</text:p>
              </table:table-cell>
              <table:table-cell office:value-type="float" office:value="45.76">
                <text:p>45.76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6.4">
                <text:p>50</text:p>
              </table:table-cell>
              <table:table-cell office:value-type="float" office:value="46.4">
                <text:p>46.4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7.04">
                <text:p>50</text:p>
              </table:table-cell>
              <table:table-cell office:value-type="float" office:value="47.04">
                <text:p>47.04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8.32">
                <text:p>50</text:p>
              </table:table-cell>
              <table:table-cell office:value-type="float" office:value="48.32">
                <text:p>48.3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8.96">
                <text:p>50</text:p>
              </table:table-cell>
              <table:table-cell office:value-type="float" office:value="48.96">
                <text:p>48.9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9.6">
                <text:p>50</text:p>
              </table:table-cell>
              <table:table-cell office:value-type="float" office:value="49.6">
                <text:p>49.6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0.24">
                <text:p>50</text:p>
              </table:table-cell>
              <table:table-cell office:value-type="float" office:value="50.24">
                <text:p>50.24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0.88">
                <text:p>50</text:p>
              </table:table-cell>
              <table:table-cell office:value-type="float" office:value="50.88">
                <text:p>50.88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1.52">
                <text:p>50</text:p>
              </table:table-cell>
              <table:table-cell office:value-type="float" office:value="51.52">
                <text:p>51.5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2.16">
                <text:p>50</text:p>
              </table:table-cell>
              <table:table-cell office:value-type="float" office:value="52.16">
                <text:p>52.16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2.8">
                <text:p>50</text:p>
              </table:table-cell>
              <table:table-cell office:value-type="float" office:value="52.8">
                <text:p>52.8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3.44">
                <text:p>50</text:p>
              </table:table-cell>
              <table:table-cell office:value-type="float" office:value="53.44">
                <text:p>53.44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4.08">
                <text:p>50</text:p>
              </table:table-cell>
              <table:table-cell office:value-type="float" office:value="54.08">
                <text:p>54.08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4.72">
                <text:p>50</text:p>
              </table:table-cell>
              <table:table-cell office:value-type="float" office:value="54.72">
                <text:p>54.7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5.36">
                <text:p>60</text:p>
              </table:table-cell>
              <table:table-cell office:value-type="float" office:value="55.36">
                <text:p>55.36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6.64">
                <text:p>60</text:p>
              </table:table-cell>
              <table:table-cell office:value-type="float" office:value="56.64">
                <text:p>56.6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7.28">
                <text:p>60</text:p>
              </table:table-cell>
              <table:table-cell office:value-type="float" office:value="57.28">
                <text:p>57.28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7.92">
                <text:p>60</text:p>
              </table:table-cell>
              <table:table-cell office:value-type="float" office:value="57.92">
                <text:p>57.92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58.56">
                <text:p>60</text:p>
              </table:table-cell>
              <table:table-cell office:value-type="float" office:value="58.56">
                <text:p>58.56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9.2">
                <text:p>60</text:p>
              </table:table-cell>
              <table:table-cell office:value-type="float" office:value="59.2">
                <text:p>59.2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9.84">
                <text:p>60</text:p>
              </table:table-cell>
              <table:table-cell office:value-type="float" office:value="59.84">
                <text:p>59.84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0.48">
                <text:p>60</text:p>
              </table:table-cell>
              <table:table-cell office:value-type="float" office:value="60.48">
                <text:p>60.48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61.12">
                <text:p>60</text:p>
              </table:table-cell>
              <table:table-cell office:value-type="float" office:value="61.12">
                <text:p>61.12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1.76">
                <text:p>60</text:p>
              </table:table-cell>
              <table:table-cell office:value-type="float" office:value="61.76">
                <text:p>61.76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62.4">
                <text:p>60</text:p>
              </table:table-cell>
              <table:table-cell office:value-type="float" office:value="62.4">
                <text:p>62.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63.04">
                <text:p>60</text:p>
              </table:table-cell>
              <table:table-cell office:value-type="float" office:value="63.04">
                <text:p>63.04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3.68">
                <text:p>60</text:p>
              </table:table-cell>
              <table:table-cell office:value-type="float" office:value="63.68">
                <text:p>63.68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64.32">
                <text:p>60</text:p>
              </table:table-cell>
              <table:table-cell office:value-type="float" office:value="64.32">
                <text:p>64.32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64.96">
                <text:p>60</text:p>
              </table:table-cell>
              <table:table-cell office:value-type="float" office:value="64.96">
                <text:p>64.96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5.6">
                <text:p>70</text:p>
              </table:table-cell>
              <table:table-cell office:value-type="float" office:value="65.6">
                <text:p>65.6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6.24">
                <text:p>70</text:p>
              </table:table-cell>
              <table:table-cell office:value-type="float" office:value="66.24">
                <text:p>66.24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6.88">
                <text:p>70</text:p>
              </table:table-cell>
              <table:table-cell office:value-type="float" office:value="66.88">
                <text:p>66.88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67.52">
                <text:p>70</text:p>
              </table:table-cell>
              <table:table-cell office:value-type="float" office:value="67.52">
                <text:p>67.52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68.16">
                <text:p>70</text:p>
              </table:table-cell>
              <table:table-cell office:value-type="float" office:value="68.16">
                <text:p>68.16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68.8">
                <text:p>70</text:p>
              </table:table-cell>
              <table:table-cell office:value-type="float" office:value="68.8">
                <text:p>68.8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9.44">
                <text:p>70</text:p>
              </table:table-cell>
              <table:table-cell office:value-type="float" office:value="69.44">
                <text:p>69.44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0.08">
                <text:p>70</text:p>
              </table:table-cell>
              <table:table-cell office:value-type="float" office:value="70.08">
                <text:p>70.08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70.72">
                <text:p>70</text:p>
              </table:table-cell>
              <table:table-cell office:value-type="float" office:value="70.72">
                <text:p>70.72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71.36">
                <text:p>70</text:p>
              </table:table-cell>
              <table:table-cell office:value-type="float" office:value="71.36">
                <text:p>71.3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72.64">
                <text:p>70</text:p>
              </table:table-cell>
              <table:table-cell office:value-type="float" office:value="72.64">
                <text:p>72.64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3.28">
                <text:p>70</text:p>
              </table:table-cell>
              <table:table-cell office:value-type="float" office:value="73.28">
                <text:p>73.28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3.92">
                <text:p>70</text:p>
              </table:table-cell>
              <table:table-cell office:value-type="float" office:value="73.92">
                <text:p>73.92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74.56">
                <text:p>70</text:p>
              </table:table-cell>
              <table:table-cell office:value-type="float" office:value="74.56">
                <text:p>74.56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75.2">
                <text:p>80</text:p>
              </table:table-cell>
              <table:table-cell office:value-type="float" office:value="75.2">
                <text:p>75.2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75.84">
                <text:p>80</text:p>
              </table:table-cell>
              <table:table-cell office:value-type="float" office:value="75.84">
                <text:p>75.84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76.48">
                <text:p>80</text:p>
              </table:table-cell>
              <table:table-cell office:value-type="float" office:value="76.48">
                <text:p>76.48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7.12">
                <text:p>80</text:p>
              </table:table-cell>
              <table:table-cell office:value-type="float" office:value="77.12">
                <text:p>77.1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7.76">
                <text:p>80</text:p>
              </table:table-cell>
              <table:table-cell office:value-type="float" office:value="77.76">
                <text:p>77.7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8.4">
                <text:p>80</text:p>
              </table:table-cell>
              <table:table-cell office:value-type="float" office:value="78.4">
                <text:p>78.4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9.04">
                <text:p>80</text:p>
              </table:table-cell>
              <table:table-cell office:value-type="float" office:value="79.04">
                <text:p>79.04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79.68">
                <text:p>80</text:p>
              </table:table-cell>
              <table:table-cell office:value-type="float" office:value="79.68">
                <text:p>79.68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80.32">
                <text:p>80</text:p>
              </table:table-cell>
              <table:table-cell office:value-type="float" office:value="80.32">
                <text:p>80.32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80.96">
                <text:p>80</text:p>
              </table:table-cell>
              <table:table-cell office:value-type="float" office:value="80.96">
                <text:p>80.96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81.6">
                <text:p>80</text:p>
              </table:table-cell>
              <table:table-cell office:value-type="float" office:value="81.6">
                <text:p>81.6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2.24">
                <text:p>80</text:p>
              </table:table-cell>
              <table:table-cell office:value-type="float" office:value="82.24">
                <text:p>82.24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2.88">
                <text:p>80</text:p>
              </table:table-cell>
              <table:table-cell office:value-type="float" office:value="82.88">
                <text:p>82.88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83.52">
                <text:p>80</text:p>
              </table:table-cell>
              <table:table-cell office:value-type="float" office:value="83.52">
                <text:p>83.5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4.16">
                <text:p>80</text:p>
              </table:table-cell>
              <table:table-cell office:value-type="float" office:value="84.16">
                <text:p>84.16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4.8">
                <text:p>80</text:p>
              </table:table-cell>
              <table:table-cell office:value-type="float" office:value="84.8">
                <text:p>84.8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5.44">
                <text:p>90</text:p>
              </table:table-cell>
              <table:table-cell office:value-type="float" office:value="85.44">
                <text:p>85.44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6.08">
                <text:p>90</text:p>
              </table:table-cell>
              <table:table-cell office:value-type="float" office:value="86.08">
                <text:p>86.08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86.72">
                <text:p>90</text:p>
              </table:table-cell>
              <table:table-cell office:value-type="float" office:value="86.72">
                <text:p>86.72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87.36">
                <text:p>90</text:p>
              </table:table-cell>
              <table:table-cell office:value-type="float" office:value="87.36">
                <text:p>87.36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88.64">
                <text:p>90</text:p>
              </table:table-cell>
              <table:table-cell office:value-type="float" office:value="88.64">
                <text:p>88.6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89.28">
                <text:p>90</text:p>
              </table:table-cell>
              <table:table-cell office:value-type="float" office:value="89.28">
                <text:p>89.28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89.92">
                <text:p>90</text:p>
              </table:table-cell>
              <table:table-cell office:value-type="float" office:value="89.92">
                <text:p>89.92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0.56">
                <text:p>90</text:p>
              </table:table-cell>
              <table:table-cell office:value-type="float" office:value="90.56">
                <text:p>90.56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91.2">
                <text:p>91.2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1.84">
                <text:p>90</text:p>
              </table:table-cell>
              <table:table-cell office:value-type="float" office:value="91.84">
                <text:p>91.84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2.48">
                <text:p>90</text:p>
              </table:table-cell>
              <table:table-cell office:value-type="float" office:value="92.48">
                <text:p>92.48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93.12">
                <text:p>93.12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3.76">
                <text:p>90</text:p>
              </table:table-cell>
              <table:table-cell office:value-type="float" office:value="93.76">
                <text:p>93.76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94.4">
                <text:p>94.4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95.04">
                <text:p>100</text:p>
              </table:table-cell>
              <table:table-cell office:value-type="float" office:value="95.04">
                <text:p>95.0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95.68">
                <text:p>100</text:p>
              </table:table-cell>
              <table:table-cell office:value-type="float" office:value="95.68">
                <text:p>95.68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6.32">
                <text:p>100</text:p>
              </table:table-cell>
              <table:table-cell office:value-type="float" office:value="96.32">
                <text:p>96.32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96.96">
                <text:p>100</text:p>
              </table:table-cell>
              <table:table-cell office:value-type="float" office:value="96.96">
                <text:p>96.96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97.6">
                <text:p>97.6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98.24">
                <text:p>100</text:p>
              </table:table-cell>
              <table:table-cell office:value-type="float" office:value="98.24">
                <text:p>98.24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8.88">
                <text:p>100</text:p>
              </table:table-cell>
              <table:table-cell office:value-type="float" office:value="98.88">
                <text:p>98.88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9.52">
                <text:p>100</text:p>
              </table:table-cell>
              <table:table-cell office:value-type="float" office:value="99.52">
                <text:p>99.5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2.3073">
                <text:p>30</text:p>
              </table:table-cell>
              <table:table-cell office:value-type="float" office:value="32.3073">
                <text:p>32.3073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.6143">
                <text:p>30</text:p>
              </table:table-cell>
              <table:table-cell office:value-type="float" office:value="32.6143">
                <text:p>32.614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.9216">
                <text:p>30</text:p>
              </table:table-cell>
              <table:table-cell office:value-type="float" office:value="32.9216">
                <text:p>32.9216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.2289">
                <text:p>30</text:p>
              </table:table-cell>
              <table:table-cell office:value-type="float" office:value="33.2289">
                <text:p>33.2289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.5359">
                <text:p>30</text:p>
              </table:table-cell>
              <table:table-cell office:value-type="float" office:value="33.5359">
                <text:p>33.5359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.8432">
                <text:p>30</text:p>
              </table:table-cell>
              <table:table-cell office:value-type="float" office:value="33.8432">
                <text:p>33.843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1505">
                <text:p>30</text:p>
              </table:table-cell>
              <table:table-cell office:value-type="float" office:value="34.1505">
                <text:p>34.1505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4575">
                <text:p>30</text:p>
              </table:table-cell>
              <table:table-cell office:value-type="float" office:value="34.4575">
                <text:p>34.4575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7648">
                <text:p>30</text:p>
              </table:table-cell>
              <table:table-cell office:value-type="float" office:value="34.7648">
                <text:p>34.764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88">
                <text:p>30</text:p>
              </table:table-cell>
              <table:table-cell office:value-type="float" office:value="34.88">
                <text:p>34.8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color="#ffffff" fo:font-size="2pt" style:font-size-asian="10pt" style:font-size-complex="10pt"/>
    </style:style>
    <style:style style:name="ch5" style:family="chart">
      <style:graphic-properties svg:stroke-color="#eeeee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end"/>
      <style:graphic-properties svg:stroke-color="#b3b3b3"/>
      <style:text-properties fo:color="#ffffff" fo:font-size="2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862cm" svg:height="5.465cm" xlink:href=".." xlink:type="simple" chart:class="chart:scatter" chart:column-mapping="0 1" chart:style-name="ch1">
        <chart:legend svg:x="18.175cm" svg:y="2.224cm" style:legend-expansion="custom" chartooo:width="3.49cm" chartooo:height="1.096cm" style:legend-expansion-aspect-ratio="3.18430656934307" chart:style-name="ch2"/>
        <chart:plot-area chart:style-name="ch3" table:cell-range-address="out1.E1:out1.G196" chart:data-source-has-labels="both" svg:x="0.666cm" svg:y="0.118cm" svg:width="17.766cm" svg:height="5.368cm">
          <chartooo:coordinate-region svg:x="1.314cm" svg:y="0.318cm" svg:width="16.937cm" svg:height="4.969cm"/>
          <chart:axis chart:dimension="x" chart:name="primary-x" chart:style-name="ch4" chartooo:axis-type="auto">
            <chart:categories table:cell-range-address="out1.E2:out1.E196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grid chart:style-name="ch5" chart:class="major"/>
          </chart:axis>
          <chart:axis chart:dimension="y" chart:name="secondary-y" chart:style-name="ch6"/>
          <chart:series chart:attached-axis="primary-y" chart:style-name="ch8" chart:values-cell-range-address="out1.F2:out1.F196" chart:label-cell-address="out1.F1:out1.F1" chart:class="chart:scatter">
            <chart:domain table:cell-range-address="out1.E2:out1.E196"/>
            <chart:data-point chart:repeated="195"/>
          </chart:series>
          <chart:series chart:attached-axis="primary-y" chart:style-name="ch9" chart:values-cell-range-address="out1.G2:out1.G196" chart:label-cell-address="out1.G1:out1.G1" chart:class="chart:scatter">
            <chart:data-point chart:repeated="19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aintenance</text:p>
                <draw:g>
                  <svg:desc>out1.F1:out1.F1</svg:desc>
                </draw:g>
              </table:table-cell>
              <table:table-cell office:value-type="string">
                <text:p>service</text:p>
                <draw:g>
                  <svg:desc>out1.G1:out1.G1</svg:desc>
                </draw:g>
              </table:table-cell>
            </table:table-row>
          </table:table-header-rows>
          <table:table-rows>
            <table:table-row>
              <table:table-cell office:value-type="float" office:value="1.28">
                <text:p/>
                <draw:g>
                  <svg:desc>out1.E2:out1.E196</svg:desc>
                </draw:g>
              </table:table-cell>
              <table:table-cell office:value-type="float" office:value="1.28">
                <text:p>1.28</text:p>
                <draw:g>
                  <svg:desc>out1.E2:out1.E196</svg:desc>
                </draw:g>
              </table:table-cell>
              <table:table-cell office:value-type="float" office:value="NaN">
                <text:p>NaN</text:p>
                <draw:g>
                  <svg:desc>out1.F2:out1.F196</svg:desc>
                </draw:g>
              </table:table-cell>
              <table:table-cell office:value-type="float" office:value="58">
                <text:p>58</text:p>
                <draw:g>
                  <svg:desc>out1.G2:out1.G196</svg:desc>
                </draw:g>
              </table:table-cell>
            </table:table-row>
            <table:table-row>
              <table:table-cell office:value-type="float" office:value="1.92">
                <text:p/>
              </table:table-cell>
              <table:table-cell office:value-type="float" office:value="1.92">
                <text:p>1.92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.56">
                <text:p/>
              </table:table-cell>
              <table:table-cell office:value-type="float" office:value="2.56">
                <text:p>2.56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.84">
                <text:p/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.48">
                <text:p/>
              </table:table-cell>
              <table:table-cell office:value-type="float" office:value="4.48">
                <text:p>4.48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.12">
                <text:p>10</text:p>
              </table:table-cell>
              <table:table-cell office:value-type="float" office:value="5.12">
                <text:p>5.12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.76">
                <text:p>10</text:p>
              </table:table-cell>
              <table:table-cell office:value-type="float" office:value="5.76">
                <text:p>5.76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7.04">
                <text:p>10</text:p>
              </table:table-cell>
              <table:table-cell office:value-type="float" office:value="7.04">
                <text:p>7.04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.68">
                <text:p>10</text:p>
              </table:table-cell>
              <table:table-cell office:value-type="float" office:value="7.68">
                <text:p>7.68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.32">
                <text:p>10</text:p>
              </table:table-cell>
              <table:table-cell office:value-type="float" office:value="8.32">
                <text:p>8.3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8.96">
                <text:p>10</text:p>
              </table:table-cell>
              <table:table-cell office:value-type="float" office:value="8.96">
                <text:p>8.96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0.24">
                <text:p>10</text:p>
              </table:table-cell>
              <table:table-cell office:value-type="float" office:value="10.24">
                <text:p>10.2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0.88">
                <text:p>10</text:p>
              </table:table-cell>
              <table:table-cell office:value-type="float" office:value="10.88">
                <text:p>10.88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.52">
                <text:p>10</text:p>
              </table:table-cell>
              <table:table-cell office:value-type="float" office:value="11.52">
                <text:p>11.5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2.16">
                <text:p>10</text:p>
              </table:table-cell>
              <table:table-cell office:value-type="float" office:value="12.16">
                <text:p>12.16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13.44">
                <text:p>13.4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4.08">
                <text:p>10</text:p>
              </table:table-cell>
              <table:table-cell office:value-type="float" office:value="14.08">
                <text:p>14.08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4.72">
                <text:p>10</text:p>
              </table:table-cell>
              <table:table-cell office:value-type="float" office:value="14.72">
                <text:p>14.72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5.36">
                <text:p>20</text:p>
              </table:table-cell>
              <table:table-cell office:value-type="float" office:value="15.36">
                <text:p>15.36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.64">
                <text:p>20</text:p>
              </table:table-cell>
              <table:table-cell office:value-type="float" office:value="16.64">
                <text:p>16.64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7.28">
                <text:p>20</text:p>
              </table:table-cell>
              <table:table-cell office:value-type="float" office:value="17.28">
                <text:p>17.28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7.92">
                <text:p>20</text:p>
              </table:table-cell>
              <table:table-cell office:value-type="float" office:value="17.92">
                <text:p>17.92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8.56">
                <text:p>20</text:p>
              </table:table-cell>
              <table:table-cell office:value-type="float" office:value="18.56">
                <text:p>18.56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9.84">
                <text:p>20</text:p>
              </table:table-cell>
              <table:table-cell office:value-type="float" office:value="19.84">
                <text:p>19.84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.48">
                <text:p>20</text:p>
              </table:table-cell>
              <table:table-cell office:value-type="float" office:value="20.48">
                <text:p>20.48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1.12">
                <text:p>20</text:p>
              </table:table-cell>
              <table:table-cell office:value-type="float" office:value="21.12">
                <text:p>21.12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1.76">
                <text:p>20</text:p>
              </table:table-cell>
              <table:table-cell office:value-type="float" office:value="21.76">
                <text:p>21.76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3.04">
                <text:p>20</text:p>
              </table:table-cell>
              <table:table-cell office:value-type="float" office:value="23.04">
                <text:p>23.04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3.68">
                <text:p>20</text:p>
              </table:table-cell>
              <table:table-cell office:value-type="float" office:value="23.68">
                <text:p>23.68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4.32">
                <text:p>20</text:p>
              </table:table-cell>
              <table:table-cell office:value-type="float" office:value="24.32">
                <text:p>24.3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4.96">
                <text:p>20</text:p>
              </table:table-cell>
              <table:table-cell office:value-type="float" office:value="24.96">
                <text:p>24.96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25.6">
                <text:p>25.6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6.24">
                <text:p>30</text:p>
              </table:table-cell>
              <table:table-cell office:value-type="float" office:value="26.24">
                <text:p>26.24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6.88">
                <text:p>30</text:p>
              </table:table-cell>
              <table:table-cell office:value-type="float" office:value="26.88">
                <text:p>26.88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7.52">
                <text:p>30</text:p>
              </table:table-cell>
              <table:table-cell office:value-type="float" office:value="27.52">
                <text:p>27.52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8.16">
                <text:p>30</text:p>
              </table:table-cell>
              <table:table-cell office:value-type="float" office:value="28.16">
                <text:p>28.16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28.8">
                <text:p>28.8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9.44">
                <text:p>30</text:p>
              </table:table-cell>
              <table:table-cell office:value-type="float" office:value="29.44">
                <text:p>29.44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0.08">
                <text:p>30</text:p>
              </table:table-cell>
              <table:table-cell office:value-type="float" office:value="30.08">
                <text:p>30.08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.72">
                <text:p>30</text:p>
              </table:table-cell>
              <table:table-cell office:value-type="float" office:value="30.72">
                <text:p>30.72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1.36">
                <text:p>30</text:p>
              </table:table-cell>
              <table:table-cell office:value-type="float" office:value="31.36">
                <text:p>31.36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2.64">
                <text:p>30</text:p>
              </table:table-cell>
              <table:table-cell office:value-type="float" office:value="32.64">
                <text:p>32.64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3.28">
                <text:p>30</text:p>
              </table:table-cell>
              <table:table-cell office:value-type="float" office:value="33.28">
                <text:p>33.28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3.92">
                <text:p>30</text:p>
              </table:table-cell>
              <table:table-cell office:value-type="float" office:value="33.92">
                <text:p>33.92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4.56">
                <text:p>30</text:p>
              </table:table-cell>
              <table:table-cell office:value-type="float" office:value="34.56">
                <text:p>34.56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5.2">
                <text:p>40</text:p>
              </table:table-cell>
              <table:table-cell office:value-type="float" office:value="35.2">
                <text:p>35.2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5.84">
                <text:p>40</text:p>
              </table:table-cell>
              <table:table-cell office:value-type="float" office:value="35.84">
                <text:p>35.84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6.48">
                <text:p>40</text:p>
              </table:table-cell>
              <table:table-cell office:value-type="float" office:value="36.48">
                <text:p>36.48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7.12">
                <text:p>40</text:p>
              </table:table-cell>
              <table:table-cell office:value-type="float" office:value="37.12">
                <text:p>37.12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7.76">
                <text:p>40</text:p>
              </table:table-cell>
              <table:table-cell office:value-type="float" office:value="37.76">
                <text:p>37.76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8.4">
                <text:p>40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9.04">
                <text:p>40</text:p>
              </table:table-cell>
              <table:table-cell office:value-type="float" office:value="39.04">
                <text:p>39.04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9.68">
                <text:p>40</text:p>
              </table:table-cell>
              <table:table-cell office:value-type="float" office:value="39.68">
                <text:p>39.68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0.32">
                <text:p>40</text:p>
              </table:table-cell>
              <table:table-cell office:value-type="float" office:value="40.32">
                <text:p>40.32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.96">
                <text:p>40</text:p>
              </table:table-cell>
              <table:table-cell office:value-type="float" office:value="40.96">
                <text:p>40.96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.6">
                <text:p>40</text:p>
              </table:table-cell>
              <table:table-cell office:value-type="float" office:value="41.6">
                <text:p>41.6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.24">
                <text:p>40</text:p>
              </table:table-cell>
              <table:table-cell office:value-type="float" office:value="42.24">
                <text:p>42.24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.88">
                <text:p>40</text:p>
              </table:table-cell>
              <table:table-cell office:value-type="float" office:value="42.88">
                <text:p>42.88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.52">
                <text:p>40</text:p>
              </table:table-cell>
              <table:table-cell office:value-type="float" office:value="43.52">
                <text:p>43.52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.16">
                <text:p>40</text:p>
              </table:table-cell>
              <table:table-cell office:value-type="float" office:value="44.16">
                <text:p>44.16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.8">
                <text:p>40</text:p>
              </table:table-cell>
              <table:table-cell office:value-type="float" office:value="44.8">
                <text:p>44.8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5.44">
                <text:p>50</text:p>
              </table:table-cell>
              <table:table-cell office:value-type="float" office:value="45.44">
                <text:p>45.44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6.08">
                <text:p>50</text:p>
              </table:table-cell>
              <table:table-cell office:value-type="float" office:value="46.08">
                <text:p>46.08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6.72">
                <text:p>50</text:p>
              </table:table-cell>
              <table:table-cell office:value-type="float" office:value="46.72">
                <text:p>46.72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7.36">
                <text:p>50</text:p>
              </table:table-cell>
              <table:table-cell office:value-type="float" office:value="47.36">
                <text:p>47.36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8.64">
                <text:p>50</text:p>
              </table:table-cell>
              <table:table-cell office:value-type="float" office:value="48.64">
                <text:p>48.64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9.28">
                <text:p>50</text:p>
              </table:table-cell>
              <table:table-cell office:value-type="float" office:value="49.28">
                <text:p>49.28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9.92">
                <text:p>50</text:p>
              </table:table-cell>
              <table:table-cell office:value-type="float" office:value="49.92">
                <text:p>49.92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.56">
                <text:p>50</text:p>
              </table:table-cell>
              <table:table-cell office:value-type="float" office:value="50.56">
                <text:p>50.56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1.2">
                <text:p>50</text:p>
              </table:table-cell>
              <table:table-cell office:value-type="float" office:value="51.2">
                <text:p>51.2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1.84">
                <text:p>50</text:p>
              </table:table-cell>
              <table:table-cell office:value-type="float" office:value="51.84">
                <text:p>51.84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2.48">
                <text:p>50</text:p>
              </table:table-cell>
              <table:table-cell office:value-type="float" office:value="52.48">
                <text:p>52.48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3.12">
                <text:p>50</text:p>
              </table:table-cell>
              <table:table-cell office:value-type="float" office:value="53.12">
                <text:p>53.1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3.76">
                <text:p>50</text:p>
              </table:table-cell>
              <table:table-cell office:value-type="float" office:value="53.76">
                <text:p>53.76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4.4">
                <text:p>50</text:p>
              </table:table-cell>
              <table:table-cell office:value-type="float" office:value="54.4">
                <text:p>54.4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5.04">
                <text:p>60</text:p>
              </table:table-cell>
              <table:table-cell office:value-type="float" office:value="55.04">
                <text:p>55.04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5.68">
                <text:p>60</text:p>
              </table:table-cell>
              <table:table-cell office:value-type="float" office:value="55.68">
                <text:p>55.68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6.32">
                <text:p>60</text:p>
              </table:table-cell>
              <table:table-cell office:value-type="float" office:value="56.32">
                <text:p>56.32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56.96">
                <text:p>60</text:p>
              </table:table-cell>
              <table:table-cell office:value-type="float" office:value="56.96">
                <text:p>56.96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7.6">
                <text:p>60</text:p>
              </table:table-cell>
              <table:table-cell office:value-type="float" office:value="57.6">
                <text:p>57.6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8.24">
                <text:p>60</text:p>
              </table:table-cell>
              <table:table-cell office:value-type="float" office:value="58.24">
                <text:p>58.2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8.88">
                <text:p>60</text:p>
              </table:table-cell>
              <table:table-cell office:value-type="float" office:value="58.88">
                <text:p>58.88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9.52">
                <text:p>60</text:p>
              </table:table-cell>
              <table:table-cell office:value-type="float" office:value="59.52">
                <text:p>59.52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60.16">
                <text:p>60</text:p>
              </table:table-cell>
              <table:table-cell office:value-type="float" office:value="60.16">
                <text:p>60.16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60.8">
                <text:p>60</text:p>
              </table:table-cell>
              <table:table-cell office:value-type="float" office:value="60.8">
                <text:p>60.8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61.44">
                <text:p>60</text:p>
              </table:table-cell>
              <table:table-cell office:value-type="float" office:value="61.44">
                <text:p>61.44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2.08">
                <text:p>60</text:p>
              </table:table-cell>
              <table:table-cell office:value-type="float" office:value="62.08">
                <text:p>62.08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62.72">
                <text:p>60</text:p>
              </table:table-cell>
              <table:table-cell office:value-type="float" office:value="62.72">
                <text:p>62.7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3.36">
                <text:p>60</text:p>
              </table:table-cell>
              <table:table-cell office:value-type="float" office:value="63.36">
                <text:p>63.36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4.64">
                <text:p>60</text:p>
              </table:table-cell>
              <table:table-cell office:value-type="float" office:value="64.64">
                <text:p>64.64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65.28">
                <text:p>70</text:p>
              </table:table-cell>
              <table:table-cell office:value-type="float" office:value="65.28">
                <text:p>65.28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5.92">
                <text:p>70</text:p>
              </table:table-cell>
              <table:table-cell office:value-type="float" office:value="65.92">
                <text:p>65.9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6.56">
                <text:p>70</text:p>
              </table:table-cell>
              <table:table-cell office:value-type="float" office:value="66.56">
                <text:p>66.56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7.2">
                <text:p>70</text:p>
              </table:table-cell>
              <table:table-cell office:value-type="float" office:value="67.2">
                <text:p>67.2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7.84">
                <text:p>70</text:p>
              </table:table-cell>
              <table:table-cell office:value-type="float" office:value="67.84">
                <text:p>67.84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8.48">
                <text:p>70</text:p>
              </table:table-cell>
              <table:table-cell office:value-type="float" office:value="68.48">
                <text:p>68.48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69.12">
                <text:p>70</text:p>
              </table:table-cell>
              <table:table-cell office:value-type="float" office:value="69.12">
                <text:p>69.12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69.76">
                <text:p>70</text:p>
              </table:table-cell>
              <table:table-cell office:value-type="float" office:value="69.76">
                <text:p>69.7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0.4">
                <text:p>70</text:p>
              </table:table-cell>
              <table:table-cell office:value-type="float" office:value="70.4">
                <text:p>70.4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71.04">
                <text:p>70</text:p>
              </table:table-cell>
              <table:table-cell office:value-type="float" office:value="71.04">
                <text:p>71.04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1.68">
                <text:p>70</text:p>
              </table:table-cell>
              <table:table-cell office:value-type="float" office:value="71.68">
                <text:p>71.68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72.32">
                <text:p>70</text:p>
              </table:table-cell>
              <table:table-cell office:value-type="float" office:value="72.32">
                <text:p>72.3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2.96">
                <text:p>70</text:p>
              </table:table-cell>
              <table:table-cell office:value-type="float" office:value="72.96">
                <text:p>72.96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73.6">
                <text:p>70</text:p>
              </table:table-cell>
              <table:table-cell office:value-type="float" office:value="73.6">
                <text:p>73.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4.24">
                <text:p>70</text:p>
              </table:table-cell>
              <table:table-cell office:value-type="float" office:value="74.24">
                <text:p>74.24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74.88">
                <text:p>70</text:p>
              </table:table-cell>
              <table:table-cell office:value-type="float" office:value="74.88">
                <text:p>74.88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5.52">
                <text:p>80</text:p>
              </table:table-cell>
              <table:table-cell office:value-type="float" office:value="75.52">
                <text:p>75.52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76.16">
                <text:p>80</text:p>
              </table:table-cell>
              <table:table-cell office:value-type="float" office:value="76.16">
                <text:p>76.16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76.8">
                <text:p>80</text:p>
              </table:table-cell>
              <table:table-cell office:value-type="float" office:value="76.8">
                <text:p>76.8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7.44">
                <text:p>80</text:p>
              </table:table-cell>
              <table:table-cell office:value-type="float" office:value="77.44">
                <text:p>77.44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8.08">
                <text:p>80</text:p>
              </table:table-cell>
              <table:table-cell office:value-type="float" office:value="78.08">
                <text:p>78.08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8.72">
                <text:p>80</text:p>
              </table:table-cell>
              <table:table-cell office:value-type="float" office:value="78.72">
                <text:p>78.72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9.36">
                <text:p>80</text:p>
              </table:table-cell>
              <table:table-cell office:value-type="float" office:value="79.36">
                <text:p>79.36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80.64">
                <text:p>80</text:p>
              </table:table-cell>
              <table:table-cell office:value-type="float" office:value="80.64">
                <text:p>80.64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81.28">
                <text:p>80</text:p>
              </table:table-cell>
              <table:table-cell office:value-type="float" office:value="81.28">
                <text:p>81.28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81.92">
                <text:p>80</text:p>
              </table:table-cell>
              <table:table-cell office:value-type="float" office:value="81.92">
                <text:p>81.9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2.56">
                <text:p>80</text:p>
              </table:table-cell>
              <table:table-cell office:value-type="float" office:value="82.56">
                <text:p>82.56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83.2">
                <text:p>80</text:p>
              </table:table-cell>
              <table:table-cell office:value-type="float" office:value="83.2">
                <text:p>83.2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83.84">
                <text:p>80</text:p>
              </table:table-cell>
              <table:table-cell office:value-type="float" office:value="83.84">
                <text:p>83.84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84.48">
                <text:p>80</text:p>
              </table:table-cell>
              <table:table-cell office:value-type="float" office:value="84.48">
                <text:p>84.48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85.12">
                <text:p>90</text:p>
              </table:table-cell>
              <table:table-cell office:value-type="float" office:value="85.12">
                <text:p>85.12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85.76">
                <text:p>90</text:p>
              </table:table-cell>
              <table:table-cell office:value-type="float" office:value="85.76">
                <text:p>85.76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86.4">
                <text:p>90</text:p>
              </table:table-cell>
              <table:table-cell office:value-type="float" office:value="86.4">
                <text:p>86.4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7.04">
                <text:p>90</text:p>
              </table:table-cell>
              <table:table-cell office:value-type="float" office:value="87.04">
                <text:p>87.0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87.68">
                <text:p>90</text:p>
              </table:table-cell>
              <table:table-cell office:value-type="float" office:value="87.68">
                <text:p>87.68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88.32">
                <text:p>90</text:p>
              </table:table-cell>
              <table:table-cell office:value-type="float" office:value="88.32">
                <text:p>88.32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88.96">
                <text:p>90</text:p>
              </table:table-cell>
              <table:table-cell office:value-type="float" office:value="88.96">
                <text:p>88.96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89.6">
                <text:p>89.6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0.24">
                <text:p>90</text:p>
              </table:table-cell>
              <table:table-cell office:value-type="float" office:value="90.24">
                <text:p>90.2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90.88">
                <text:p>90</text:p>
              </table:table-cell>
              <table:table-cell office:value-type="float" office:value="90.88">
                <text:p>90.88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1.52">
                <text:p>90</text:p>
              </table:table-cell>
              <table:table-cell office:value-type="float" office:value="91.52">
                <text:p>91.52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92.16">
                <text:p>90</text:p>
              </table:table-cell>
              <table:table-cell office:value-type="float" office:value="92.16">
                <text:p>92.16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92.8">
                <text:p>92.8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93.44">
                <text:p>90</text:p>
              </table:table-cell>
              <table:table-cell office:value-type="float" office:value="93.44">
                <text:p>93.44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4.08">
                <text:p>90</text:p>
              </table:table-cell>
              <table:table-cell office:value-type="float" office:value="94.08">
                <text:p>94.08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94.72">
                <text:p>90</text:p>
              </table:table-cell>
              <table:table-cell office:value-type="float" office:value="94.72">
                <text:p>94.72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95.36">
                <text:p>100</text:p>
              </table:table-cell>
              <table:table-cell office:value-type="float" office:value="95.36">
                <text:p>95.36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96.64">
                <text:p>100</text:p>
              </table:table-cell>
              <table:table-cell office:value-type="float" office:value="96.64">
                <text:p>96.64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7.28">
                <text:p>100</text:p>
              </table:table-cell>
              <table:table-cell office:value-type="float" office:value="97.28">
                <text:p>97.28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97.92">
                <text:p>100</text:p>
              </table:table-cell>
              <table:table-cell office:value-type="float" office:value="97.92">
                <text:p>97.92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8.56">
                <text:p>100</text:p>
              </table:table-cell>
              <table:table-cell office:value-type="float" office:value="98.56">
                <text:p>98.56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99.2">
                <text:p>99.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9.84">
                <text:p>100</text:p>
              </table:table-cell>
              <table:table-cell office:value-type="float" office:value="99.84">
                <text:p>99.84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0.661">
                <text:p>30</text:p>
              </table:table-cell>
              <table:table-cell office:value-type="float" office:value="30.661">
                <text:p>30.66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.2398">
                <text:p>30</text:p>
              </table:table-cell>
              <table:table-cell office:value-type="float" office:value="31.2398">
                <text:p>31.239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.8208">
                <text:p>30</text:p>
              </table:table-cell>
              <table:table-cell office:value-type="float" office:value="31.8208">
                <text:p>31.820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.4018">
                <text:p>30</text:p>
              </table:table-cell>
              <table:table-cell office:value-type="float" office:value="32.4018">
                <text:p>32.401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.9806">
                <text:p>30</text:p>
              </table:table-cell>
              <table:table-cell office:value-type="float" office:value="32.9806">
                <text:p>32.980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.5616">
                <text:p>30</text:p>
              </table:table-cell>
              <table:table-cell office:value-type="float" office:value="33.5616">
                <text:p>33.561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1426">
                <text:p>30</text:p>
              </table:table-cell>
              <table:table-cell office:value-type="float" office:value="34.1426">
                <text:p>34.142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7214">
                <text:p>30</text:p>
              </table:table-cell>
              <table:table-cell office:value-type="float" office:value="34.7214">
                <text:p>34.721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3024">
                <text:p>40</text:p>
              </table:table-cell>
              <table:table-cell office:value-type="float" office:value="35.3024">
                <text:p>35.302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8834">
                <text:p>40</text:p>
              </table:table-cell>
              <table:table-cell office:value-type="float" office:value="35.8834">
                <text:p>35.883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.4622">
                <text:p>40</text:p>
              </table:table-cell>
              <table:table-cell office:value-type="float" office:value="36.4622">
                <text:p>36.462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0432">
                <text:p>40</text:p>
              </table:table-cell>
              <table:table-cell office:value-type="float" office:value="37.0432">
                <text:p>37.043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6242">
                <text:p>40</text:p>
              </table:table-cell>
              <table:table-cell office:value-type="float" office:value="37.6242">
                <text:p>37.624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.203">
                <text:p>40</text:p>
              </table:table-cell>
              <table:table-cell office:value-type="float" office:value="38.203">
                <text:p>38.20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.784">
                <text:p>40</text:p>
              </table:table-cell>
              <table:table-cell office:value-type="float" office:value="38.784">
                <text:p>38.78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.365">
                <text:p>40</text:p>
              </table:table-cell>
              <table:table-cell office:value-type="float" office:value="39.365">
                <text:p>39.36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.9438">
                <text:p>40</text:p>
              </table:table-cell>
              <table:table-cell office:value-type="float" office:value="39.9438">
                <text:p>39.943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.5248">
                <text:p>40</text:p>
              </table:table-cell>
              <table:table-cell office:value-type="float" office:value="40.5248">
                <text:p>40.524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1058">
                <text:p>40</text:p>
              </table:table-cell>
              <table:table-cell office:value-type="float" office:value="41.1058">
                <text:p>41.105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6846">
                <text:p>40</text:p>
              </table:table-cell>
              <table:table-cell office:value-type="float" office:value="41.6846">
                <text:p>41.684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2656">
                <text:p>40</text:p>
              </table:table-cell>
              <table:table-cell office:value-type="float" office:value="42.2656">
                <text:p>42.265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8466">
                <text:p>40</text:p>
              </table:table-cell>
              <table:table-cell office:value-type="float" office:value="42.8466">
                <text:p>42.846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.4254">
                <text:p>40</text:p>
              </table:table-cell>
              <table:table-cell office:value-type="float" office:value="43.4254">
                <text:p>43.425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.0064">
                <text:p>40</text:p>
              </table:table-cell>
              <table:table-cell office:value-type="float" office:value="44.0064">
                <text:p>44.006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.5874">
                <text:p>40</text:p>
              </table:table-cell>
              <table:table-cell office:value-type="float" office:value="44.5874">
                <text:p>44.587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.1662">
                <text:p>50</text:p>
              </table:table-cell>
              <table:table-cell office:value-type="float" office:value="45.1662">
                <text:p>45.166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.7472">
                <text:p>50</text:p>
              </table:table-cell>
              <table:table-cell office:value-type="float" office:value="45.7472">
                <text:p>45.747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.3282">
                <text:p>50</text:p>
              </table:table-cell>
              <table:table-cell office:value-type="float" office:value="46.3282">
                <text:p>46.328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.907">
                <text:p>50</text:p>
              </table:table-cell>
              <table:table-cell office:value-type="float" office:value="46.907">
                <text:p>46.90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.488">
                <text:p>50</text:p>
              </table:table-cell>
              <table:table-cell office:value-type="float" office:value="47.488">
                <text:p>47.48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.069">
                <text:p>50</text:p>
              </table:table-cell>
              <table:table-cell office:value-type="float" office:value="48.069">
                <text:p>48.06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.6478">
                <text:p>50</text:p>
              </table:table-cell>
              <table:table-cell office:value-type="float" office:value="48.6478">
                <text:p>48.647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.2288">
                <text:p>50</text:p>
              </table:table-cell>
              <table:table-cell office:value-type="float" office:value="49.2288">
                <text:p>49.228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.8098">
                <text:p>50</text:p>
              </table:table-cell>
              <table:table-cell office:value-type="float" office:value="49.8098">
                <text:p>49.809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.3886">
                <text:p>50</text:p>
              </table:table-cell>
              <table:table-cell office:value-type="float" office:value="50.3886">
                <text:p>50.388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.9696">
                <text:p>50</text:p>
              </table:table-cell>
              <table:table-cell office:value-type="float" office:value="50.9696">
                <text:p>50.969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.5506">
                <text:p>50</text:p>
              </table:table-cell>
              <table:table-cell office:value-type="float" office:value="51.5506">
                <text:p>51.550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.84">
                <text:p>50</text:p>
              </table:table-cell>
              <table:table-cell office:value-type="float" office:value="51.84">
                <text:p>51.8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